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style:paragraph-properties fo:background-color="#eeeeee">
        <style:background-image/>
      </style:paragraph-properties>
    </style:style>
    <style:style style:name="P50" style:family="paragraph" style:parent-style-name="Text_20_body">
      <style:paragraph-properties fo:background-color="#eeeeee">
        <style:background-image/>
      </style:paragraph-properties>
      <style:text-properties fo:language="ru" fo:country="RU"/>
    </style:style>
    <style:style style:name="P51" style:family="paragraph" style:parent-style-name="Text_20_body">
      <style:paragraph-properties fo:text-align="justify" style:justify-single-word="false" fo:background-color="#eeeeee">
        <style:background-image/>
      </style:paragraph-properties>
      <style:text-properties fo:language="ru" fo:country="RU"/>
    </style:style>
    <style:style style:name="P52" style:family="paragraph" style:parent-style-name="First_20_line_20_indent">
      <style:paragraph-properties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4" style:family="paragraph" style:parent-style-name="Text_20_body">
      <style:paragraph-properties fo:margin-left="0cm" fo:margin-right="0cm" fo:text-align="justify" style:justify-single-word="false"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text-properties fo:color="#800000"/>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4" style:family="paragraph" style:parent-style-name="Heading_20_1">
      <style:paragraph-properties fo:margin-left="0cm" fo:margin-right="0cm" fo:text-align="center" style:justify-single-word="false" fo:text-indent="0.499cm" style:auto-text-indent="false"/>
    </style:style>
    <style:style style:name="P75" style:family="paragraph" style:parent-style-name="Heading_20_1">
      <style:paragraph-properties fo:background-color="#eeeeee">
        <style:background-image/>
      </style:paragraph-properties>
    </style:style>
    <style:style style:name="P76" style:family="paragraph" style:parent-style-name="Heading_20_2">
      <style:paragraph-properties fo:background-color="#eeeeee">
        <style:background-image/>
      </style:paragraph-properties>
    </style:style>
    <style:style style:name="P77" style:family="paragraph" style:parent-style-name="Heading_20_2">
      <style:paragraph-properties fo:background-color="#eeeeee">
        <style:background-image/>
      </style:paragraph-properties>
      <style:text-properties fo:language="ru" fo:country="RU"/>
    </style:style>
    <style:style style:name="P7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8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32256208536898185"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7683261357666227208" text:style-name="L2">
        <text:list-item>
          <text:p text:style-name="P81">«Великие грифоны прошлого» - из канона (5<text:span text:style-name="T3">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Великие дела и великие чары». Страница 893: …</text:p>
        </text:list-item>
        <text:list-item>
          <text:p text:style-name="P81">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3423000383342671788"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4">Единорог. Холост, молод, мечтателен. Живёт в Кантерлоте. В свободное время рисует облака.</text:p>
      <text:h text:style-name="Heading_20_3" text:outline-level="3">Алекс</text:h>
      <text:p text:style-name="P54">Менеджер проектов, над одним из которых (Нексус) работает Макс.</text:p>
      <text:h text:style-name="Heading_20_3" text:outline-level="3"><text:soft-page-break/>Ростик</text:h>
      <text:p text:style-name="P54">Лидер команды тестировщиков</text:p>
      <text:h text:style-name="Heading_20_3" text:outline-level="3">Стас</text:h>
      <text:p text:style-name="P54">Программист-новичок в команде Макса.</text:p>
      <text:h text:style-name="Heading_20_3" text:outline-level="3">Рома</text:h>
      <text:p text:style-name="P54">Программист в команде UI-программистов</text:p>
      <text:h text:style-name="Heading_20_3" text:outline-level="3">Анджела</text:h>
      <text:p text:style-name="P54">Сисадмин. Флиртует с Максом.</text:p>
      <text:p text:style-name="P54"/>
      <text:h text:style-name="Heading_20_2" text:outline-level="2">Положения</text:h>
      <text:p text:style-name="P5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text:span><text:span text:style-name="T1">шести</text:span><text:span text:style-name="T1">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дальне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 могу. Блин, лучше уж пусть меня сожрёт с ней заодно это шелестящее говно, чем оставить её здесь. Она, несмотря ни на что, пыталась меня вытащить. Долг платежом красен.</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ё шею, я подлез под неё и, упёршись ногами в стену, перевернул её на живот. Потом, чертыхаясь на разные лады про себя,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То ли Селестия сама начала приходить в себя, то ли её растормошило приземление о камень с полуметровой высоты, но я почувствовал шевеление под собой. Аликорница застонав, раскрыла глаза, и стала медленно подниматься.</text:p>
      <text:p text:style-name="P3"><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text:soft-page-break/>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6" text:outline-level="2"><text:soft-page-break/>Кантерлот</text:h>
      <text:p text:style-name="P49"/>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2971101636013839929" text:style-name="L4">
        <text:list-item>
          <text:p text:style-name="P8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6"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6"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6" text:outline-level="2"><text:soft-page-break/>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6"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oft-page-break/><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oft-page-break/><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6" text:outline-level="2"><text:soft-page-break/>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oft-page-break/><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6" text:outline-level="2">В библиотеке замка Селестии</text:h>
      <text:p text:style-name="P49"/>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text:soft-page-break/></text:p>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6"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text:soft-page-break/>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6" text:outline-level="2">Знакомство с Элементами Гармонии</text:h>
      <text:p text:style-name="P23"/>
      <text:p text:style-name="P23"><text:soft-page-break/>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3"/>
      <text:h text:style-name="P76"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text:span><text:span text:style-name="T8">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oft-page-break/><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6" text:outline-level="2">Сон Макса</text:h>
      <text:p text:style-name="P49"/>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text:soft-page-break/>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6"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oft-page-break/><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6"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oft-page-break/><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text:soft-page-break/>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text:soft-page-break/>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oft-page-break/><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oft-page-break/><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text:soft-page-break/>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6"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oft-page-break/><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6"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oft-page-break/><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6"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6"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oft-page-break/><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6"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oft-page-break/><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6" text:outline-level="2">Исчезновение Селестии</text:h>
      <text:p text:style-name="P23"/>
      <text:p text:style-name="P23"><text:soft-page-break/><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oft-page-break/><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6" text:outline-level="2">Поиск решения</text:h>
      <text:p text:style-name="P49"/>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oft-page-break/><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6"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text:soft-page-break/>“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text:soft-page-break/>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text:soft-page-break/>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text:soft-page-break/>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text:soft-page-break/>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8">узнаёт в Нексусе Селестию.</text:span><text:span text:style-name="T3">&gt;</text:span></text:p>
      <text:p text:style-name="P23"/>
      <text:h text:style-name="P76"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text:soft-page-break/>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6"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oft-page-break/><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text:soft-page-break/>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text:soft-page-break/>–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6"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oft-page-break/><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6" text:outline-level="2">След?</text:h>
      <text:p text:style-name="P49"/>
      <text:p text:style-name="P23"><text:span text:style-name="T3">&lt;</text:span><text:span text:style-name="T8">сначала эпизод - проверка сумки в серверной</text:span><text:span text:style-name="T3">&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text:soft-page-break/>–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6"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oft-page-break/><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pan text:style-name="T3">– </text:span>Извини, Флаттершай, забылся.</text:p>
      <text:p text:style-name="P43"><text:span text:style-name="T3">– </text:span>Та ладно, я ж не против, – возразила Эпплджек. – Не парься, Флатти. Было б хуже, если б он <text:s/>назвал меня Эпплджек на людях.</text:p>
      <text:p text:style-name="P43"><text:span text:style-name="T3">– </text:span>Ты так... – запнулась Флаттершай. – Так быстро забыла свою ферму. И...</text:p>
      <text:p text:style-name="P4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3">– </text:span>Как ты можешь так говорить? – расплакалась Флаттершай.</text:p>
      <text:p text:style-name="P43"><text:span text:style-name="T3">– </text:span>Эй, девушки, не ссорьтесь! Мы — одна команда! И надеюсь, останемся ею и в дальнейшем. </text:p>
      <text:list xml:id="list2021275579650931141"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pan text:style-name="T3">– </text:span>А если нет? – Эпплджек смотрела мне мне прямо в глаза.</text:p>
      <text:list xml:id="list43433906" text:continue-numbering="true" text:style-name="L5">
        <text:list-header>
          <text:p text:style-name="P84">Я молча пожал плечами. Эпплджек уверенно продолжила.</text:p>
        </text:list-header>
      </text:list>
      <text:p text:style-name="P4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3">– </text:span>Спасибо, ЭйДжей.</text:p>
      <text:p text:style-name="P4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22442" text:continue-numbering="true" text:style-name="L5">
        <text:list-header>
          <text:p text:style-name="P84">Флаттершай пробормотала нечто, показавшееся мне знакомым.</text:p>
        </text:list-header>
      </text:list>
      <text:p text:style-name="P43"><text:span text:style-name="T3">– </text:span>Флатти, ты что-то сказала? Я не расслышал.</text:p>
      <text:p text:style-name="P43"><text:soft-page-break/><text:span text:style-name="T3">– </text:span>Намерение Изменяет Реальность.</text:p>
      <text:p text:style-name="P43"><text:span text:style-name="T3">– </text:span>Эээ. А где ты слышала эту фразу, если не секрет?</text:p>
      <text:p text:style-name="P4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18735"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3"><text:span text:style-name="T3">– </text:span>Флатти, ЭйДжей, буду через час. Ждите!</text:p>
      <text:p text:style-name="P39"/>
      <text:h text:style-name="P77"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3">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 Спасибо, Стас. Ты молодец.</text:p>
      <text:p text:style-name="P43">Ниточка, чуть было не прервавшаяся в офисе, повела в квартиру Влада.</text:p>
      <text:p text:style-name="P43"/>
      <text:h text:style-name="P77" text:outline-level="2">Дискорд</text:h>
      <text:p text:style-name="P49"/>
      <text:p text:style-name="P50">Девушки поспешно собирались, пока я растолковывал им задачу.</text:p>
      <text:p text:style-name="P50"><text:soft-page-break/><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3">– </text:span>Это тот твой приятель, который разбился с полгода назад? – спросила Эпплджек.</text:p>
      <text:p text:style-name="P50"><text:span text:style-name="T3">– </text:span>Да, это он.</text:p>
      <text:p text:style-name="P50"><text:span text:style-name="T3">– </text:span>А как мы попадём в его квартиру? Там сейчас кто-то живёт? – Флаттершай прыгала на одной ноге, натягивая кед.</text:p>
      <text:p text:style-name="P5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1">Я поднёс брелок пропуска к домофону, но дверь подъезда не открылась. Замигала красная лампочка и зажужжал зуммер.</text:p>
      <text:p text:style-name="P51">Я выругался.</text:p>
      <text:p text:style-name="P51"><text:span text:style-name="T3">– </text:span>Макс, что случилось? У нас проблемы?</text:p>
      <text:p text:style-name="P5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1"><text:span text:style-name="T3">– </text:span>Так что, будем ломать дверь? – Эпплджек критически осмотрелась, подмечая бабулек на лавочке и зевак во внутреннем скверике.</text:p>
      <text:p text:style-name="P51"><text:span text:style-name="T3">– </text:span>Нет нужды. Лучше станьте-ка сзади меня так, чтобы заслонить от этих бабулек и от вооон той камеры наблюдения.</text:p>
      <text:list xml:id="list504264436651784674"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3">– </text:span>Девушки, заходим.</text:p>
      <text:p text:style-name="P39"><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3">– </text:span>Макс, тут окно разбито! И верёвка какая-то висит. – крикнула Флаттершай из кухни.</text:p>
      <text:p text:style-name="P67"><text:span text:style-name="T3">–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3">– </text:span>Монитор выключен. – <text:s/>раздалось из угла. Кресло с высокой спинкой повернулось, открыв нашим 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3">– </text:span>Оп-па! – пробормотала Эпплджек. – Нежданчик!</text:p>
      <text:p text:style-name="P67"><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7">В проёме дверей появилась Флаттершай.</text:p>
      <text:p text:style-name="P52"><text:span text:style-name="T3">– </text:span>С кем это вы тут разговариваете?</text:p>
      <text:list xml:id="list1358953743425016004"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text:soft-page-break/>–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76"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text:soft-page-break/>–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4">&lt;<text:span text:style-name="T9">сюда можно вставить похождения Дискорда — вторая неопубликованная глава. Первая — секс с Селестией</text:span>&gt;</text:p>
      <text:p text:style-name="P59">***</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text:soft-page-break/>–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P76"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разместился позади крыльев.</text:p>
      <text:p text:style-name="P58">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5"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oft-page-break/><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6">–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Я вспомнил события последнего года <text:span text:style-name="T3">&lt;</text:span>упомянуть в эпизоде на Терре, что МЛП-сериал закрылся год назад<text:span text:style-name="T3">&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text:soft-page-break/>–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text:soft-page-break/>Анакорн почесал в затылке.</text:p>
      <text:p text:style-name="P45">– А кьютимарки? Как, <text:span text:style-name="T3">&lt;</text:span><text:span text:style-name="T10">чёрт</text:span><text:span text:style-name="T3">&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0">Анакорн примирительно похлопал меня по плечу.</text:p>
      <text:p text:style-name="P7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3">–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3">– А я разве сплю?</text:p>
      <text:p text:style-name="P43">– Сейчас — нет. Но как только мы закроем сделку — проснёшься. Потому что нет иного способа вернуть тебя в реальный мир.</text:p>
      <text:p text:style-name="P43">–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text:soft-page-break/>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3">– <text:span text:style-name="T1">Окей. Будь счастлив и... спасибо тебе за всё, Макс.</text:span></text:p>
      <text:p text:style-name="P58">…</text:p>
      <text:p text:style-name="P6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text:span><text:soft-page-break/><text:span text:style-name="T1">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6145434571284657579" text:style-name="L8">
        <text:list-header>
          <text:p text:style-name="P87">(<text:span text:style-name="T11">Луна — как повелительница снов, слышала разговор Макса с Анакорном</text:span>)</text:p>
          <text:p text:style-name="P88"/>
        </text:list-header>
      </text:list>
      <text:p text:style-name="P59">***</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6" text:outline-level="2"><text:soft-page-break/>Земля</text:h>
      <text:p text:style-name="P42">Музыкальная тема из бегущего по лезвию бритвы — <text:span text:style-name="T3">Mission impossible</text:span></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8T23:26:46.20</dc:date>
    <meta:editing-duration>P33DT6H47M38S</meta:editing-duration>
    <meta:editing-cycles>751</meta:editing-cycles>
    <meta:generator>OpenOffice/4.1.1$Win32 OpenOffice.org_project/411m6$Build-9775</meta:generator>
    <dc:creator>макс </dc:creator>
    <meta:document-statistic meta:table-count="0" meta:image-count="0" meta:object-count="0" meta:page-count="103" meta:paragraph-count="2034" meta:word-count="45833" meta:character-count="291807"/>
  </office:meta>
</office:document-meta>
</file>